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12D00004B0300006C376CE0EA6C827FED2A.svm" manifest:media-type=""/>
  <manifest:file-entry manifest:full-path="Pictures/100000000000002000000020B2FF2A327EABC87D.png" manifest:media-type="image/png"/>
  <manifest:file-entry manifest:full-path="Pictures/10000000000000600000007AF7D158EF19199BB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0.897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auto-grow-height="false" fo:min-height="0.14cm" fo:min-width="0.27cm" fo:wrap-option="wrap"/>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textarea-horizontal-align="justify" draw:textarea-vertical-align="middle" draw:auto-grow-height="false" fo:min-height="0.277cm" fo:min-width="0.027cm"/>
    </style:style>
    <style:style style:name="gr20" style:family="graphic" style:parent-style-name="standard">
      <style:graphic-properties draw:stroke="none" svg:stroke-color="#000000" draw:fill="none" draw:fill-color="#ffffff" fo:min-height="1.55cm"/>
    </style:style>
    <style:style style:name="gr21" style:family="graphic" style:parent-style-name="standard">
      <style:graphic-properties draw:stroke="none" svg:stroke-color="#000000" draw:fill="none" draw:fill-color="#ffffff" fo:min-height="1.15cm"/>
    </style:style>
    <style:style style:name="gr22" style:family="graphic" style:parent-style-name="standard">
      <style:graphic-properties draw:stroke="none" svg:stroke-color="#000000" draw:fill="none" draw:fill-color="#ffffff" fo:min-height="1.25cm"/>
    </style:style>
    <style:style style:name="gr23" style:family="graphic" style:parent-style-name="standard">
      <style:graphic-properties draw:stroke="none" svg:stroke-color="#000000" draw:fill="none" draw:fill-color="#ffffff" fo:min-height="3.85cm"/>
    </style:style>
    <style:style style:name="gr24" style:family="graphic" style:parent-style-name="standard">
      <style:graphic-properties draw:stroke="none" svg:stroke-color="#000000" draw:fill="none" draw:fill-color="#ffffff" fo:min-height="4.35cm"/>
    </style:style>
    <style:style style:name="gr25" style:family="graphic" style:parent-style-name="standard">
      <style:graphic-properties draw:fill-color="#cc0000" draw:textarea-horizontal-align="justify" draw:textarea-vertical-align="middle" draw:auto-grow-height="false" fo:min-height="1.042cm" fo:min-width="0.717cm"/>
    </style:style>
    <style:style style:name="gr26" style:family="graphic" style:parent-style-name="standard">
      <style:graphic-properties draw:fill-color="#009900" draw:textarea-horizontal-align="justify" draw:textarea-vertical-align="middle" draw:auto-grow-height="false" fo:min-height="0.353cm" fo:min-width="0.068cm"/>
    </style:style>
    <style:style style:name="gr27" style:family="graphic" style:parent-style-name="standard">
      <style:graphic-properties draw:stroke="none" svg:stroke-color="#000000" draw:fill="none" draw:fill-color="#ffffff" fo:min-height="2.137cm"/>
    </style:style>
    <style:style style:name="gr28" style:family="graphic" style:parent-style-name="standard">
      <style:graphic-properties draw:fill-color="#6600ff" draw:textarea-vertical-align="middle" draw:auto-grow-height="false" fo:min-height="0.508cm" fo:min-width="0.459cm" fo:wrap-option="wrap"/>
    </style:style>
    <style:style style:name="gr29" style:family="graphic" style:parent-style-name="standard">
      <style:graphic-properties draw:stroke="none" svg:stroke-color="#000000" draw:fill="none" draw:fill-color="#ffffff" fo:min-height="2.15cm"/>
    </style:style>
    <style:style style:name="gr30" style:family="graphic" style:parent-style-name="standard">
      <style:graphic-properties draw:fill-color="#ffcc00" draw:textarea-horizontal-align="justify" draw:textarea-vertical-align="middle" draw:auto-grow-height="false" fo:min-height="0.051cm" fo:min-width="0cm"/>
    </style:style>
    <style:style style:name="gr31" style:family="graphic" style:parent-style-name="standard">
      <style:graphic-properties draw:stroke="none" svg:stroke-color="#000000" draw:fill="none" draw:fill-color="#ffffff" fo:min-height="1.75cm"/>
    </style:style>
    <style:style style:name="gr32" style:family="graphic" style:parent-style-name="standard">
      <style:graphic-properties draw:fill-color="#0066cc" draw:textarea-horizontal-align="justify" draw:textarea-vertical-align="middle" draw:auto-grow-height="false" fo:min-height="0.353cm" fo:min-width="0.068cm"/>
    </style:style>
    <style:style style:name="gr33" style:family="graphic" style:parent-style-name="standard">
      <style:graphic-properties draw:stroke="none" svg:stroke-color="#000000" draw:fill="none" draw:fill-color="#ffffff" fo:min-height="0.857cm"/>
    </style:style>
    <style:style style:name="gr34" style:family="graphic" style:parent-style-name="standard">
      <style:graphic-properties draw:fill-color="#996600" draw:textarea-horizontal-align="justify" draw:textarea-vertical-align="middle" draw:auto-grow-height="false" fo:min-height="0.353cm" fo:min-width="0.068cm"/>
    </style:style>
    <style:style style:name="gr35" style:family="graphic" style:parent-style-name="standard">
      <style:graphic-properties draw:fill-color="#b2b2b2" draw:textarea-horizontal-align="justify" draw:textarea-vertical-align="middle" draw:auto-grow-height="false" fo:min-height="0.353cm" fo:min-width="0.068cm"/>
    </style:style>
    <style:style style:name="gr36" style:family="graphic" style:parent-style-name="standard">
      <style:graphic-properties draw:stroke="none" svg:stroke-color="#000000" draw:fill="none" draw:fill-color="#ffffff" fo:min-height="0.844cm"/>
    </style:style>
    <style:style style:name="gr37" style:family="graphic" style:parent-style-name="standard">
      <style:graphic-properties draw:stroke="none" svg:stroke-color="#000000" draw:fill="none" draw:fill-color="#ffffff" fo:min-height="1.05cm"/>
    </style:style>
    <style:style style:name="gr38" style:family="graphic" style:parent-style-name="standard">
      <style:graphic-properties draw:fill-color="#9900ff" draw:textarea-horizontal-align="justify" draw:textarea-vertical-align="middle" draw:auto-grow-height="false" fo:min-height="0.353cm" fo:min-width="0.068cm"/>
    </style:style>
    <style:style style:name="gr39" style:family="graphic" style:parent-style-name="standard">
      <style:graphic-properties draw:stroke="none" svg:stroke-color="#000000" draw:fill="none" draw:fill-color="#ffffff" fo:min-height="5.25cm"/>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fill-color="#cc0000" draw:textarea-horizontal-align="justify" draw:textarea-vertical-align="middle" draw:auto-grow-height="false" fo:min-height="0.353cm" fo:min-width="0.068cm"/>
    </style:style>
    <style:style style:name="gr42" style:family="graphic" style:parent-style-name="standard">
      <style:graphic-properties draw:fill-color="#009900" draw:textarea-horizontal-align="justify" draw:textarea-vertical-align="middle" draw:auto-grow-height="false" fo:min-height="0.051cm" fo:min-width="0cm"/>
    </style:style>
    <style:style style:name="gr43" style:family="graphic" style:parent-style-name="standard">
      <style:graphic-properties draw:fill-color="#6600ff" draw:textarea-horizontal-align="justify" draw:textarea-vertical-align="middle" draw:auto-grow-height="false" fo:min-height="0.051cm" fo:min-width="0cm"/>
    </style:style>
    <style:style style:name="gr44" style:family="graphic" style:parent-style-name="standard">
      <style:graphic-properties draw:fill-color="#663300" draw:textarea-horizontal-align="justify" draw:textarea-vertical-align="middle" draw:auto-grow-height="false" fo:min-height="0.051cm" fo:min-width="0cm"/>
    </style:style>
    <style:style style:name="gr45" style:family="graphic" style:parent-style-name="standard">
      <style:graphic-properties draw:fill-color="#cc0000" draw:textarea-horizontal-align="justify" draw:textarea-vertical-align="middle" draw:auto-grow-height="false" fo:min-height="0.051cm" fo:min-width="0cm"/>
    </style:style>
    <style:style style:name="gr46" style:family="graphic" style:parent-style-name="standard">
      <style:graphic-properties draw:fill-color="#b2b2b2" draw:textarea-horizontal-align="justify" draw:textarea-vertical-align="middle" draw:auto-grow-height="false" fo:min-height="0.051cm" fo:min-width="0cm"/>
    </style:style>
    <style:style style:name="gr47" style:family="graphic" style:parent-style-name="standard">
      <style:graphic-properties draw:fill-color="#0066cc" draw:textarea-horizontal-align="justify" draw:textarea-vertical-align="middle" draw:auto-grow-height="false" fo:min-height="0.051cm" fo:min-width="0cm"/>
    </style:style>
    <style:style style:name="gr48" style:family="graphic" style:parent-style-name="standard">
      <style:graphic-properties draw:fill-color="#ffcc00" draw:textarea-horizontal-align="justify" draw:textarea-vertical-align="middle" draw:auto-grow-height="false" fo:min-height="0.353cm" fo:min-width="0.068cm"/>
    </style:style>
    <style:style style:name="gr49" style:family="graphic" style:parent-style-name="standard">
      <style:graphic-properties draw:fill-color="#996600" draw:textarea-horizontal-align="justify" draw:textarea-vertical-align="middle" draw:auto-grow-height="false" fo:min-height="1.042cm" fo:min-width="0.717cm"/>
    </style:style>
    <style:style style:name="gr50" style:family="graphic" style:parent-style-name="standard">
      <style:graphic-properties draw:fill-color="#6600ff" draw:textarea-horizontal-align="justify" draw:textarea-vertical-align="middle" draw:auto-grow-height="false" fo:min-height="1.042cm" fo:min-width="0.717cm"/>
    </style:style>
    <style:style style:name="gr51" style:family="graphic" style:parent-style-name="standard">
      <style:graphic-properties draw:fill-color="#009900" draw:textarea-horizontal-align="justify" draw:textarea-vertical-align="middle" draw:auto-grow-height="false" fo:min-height="1.042cm" fo:min-width="0.717cm"/>
    </style:style>
    <style:style style:name="gr52" style:family="graphic" style:parent-style-name="standard">
      <style:graphic-properties draw:fill-color="#ffcc00" draw:textarea-horizontal-align="justify" draw:textarea-vertical-align="middle" draw:auto-grow-height="false" fo:min-height="1.042cm" fo:min-width="0.717cm"/>
    </style:style>
    <style:style style:name="gr53" style:family="graphic" style:parent-style-name="standard">
      <style:graphic-properties draw:fill-color="#b2b2b2" draw:textarea-horizontal-align="justify" draw:textarea-vertical-align="middle" draw:auto-grow-height="false" fo:min-height="1.042cm" fo:min-width="0.717cm"/>
    </style:style>
    <style:style style:name="gr54" style:family="graphic" style:parent-style-name="standard">
      <style:graphic-properties draw:fill-color="#0066cc" draw:textarea-horizontal-align="justify" draw:textarea-vertical-align="middle" draw:auto-grow-height="false" fo:min-height="1.042cm" fo:min-width="0.717cm"/>
    </style:style>
    <style:style style:name="gr55" style:family="graphic" style:parent-style-name="standard">
      <style:graphic-properties draw:stroke="none" svg:stroke-color="#000000" draw:fill="none" draw:fill-color="#ffffff" fo:min-height="2.65cm"/>
    </style:style>
    <style:style style:name="gr56" style:family="graphic" style:parent-style-name="standard">
      <style:graphic-properties draw:fill-color="#cc9900" draw:textarea-horizontal-align="justify" draw:textarea-vertical-align="middle" draw:auto-grow-height="false" fo:min-height="0.012cm" fo:min-width="0cm"/>
    </style:style>
    <style:style style:name="gr57" style:family="graphic" style:parent-style-name="standard">
      <style:graphic-properties draw:fill-color="#0066ff" draw:textarea-vertical-align="middle" draw:auto-grow-height="false" fo:min-height="0cm" fo:min-width="0cm" fo:wrap-option="wrap"/>
    </style:style>
    <style:style style:name="gr58" style:family="graphic" style:parent-style-name="standard">
      <style:graphic-properties draw:fill-color="#000000" draw:textarea-vertical-align="middle" draw:auto-grow-height="false" fo:min-height="0.493cm" fo:min-width="0.243cm" fo:wrap-option="wrap"/>
    </style:style>
    <style:style style:name="gr59" style:family="graphic" style:parent-style-name="standard">
      <style:graphic-properties draw:fill-color="#9900ff" draw:textarea-horizontal-align="justify" draw:textarea-vertical-align="middle" draw:auto-grow-height="false" fo:min-height="0.276cm" fo:min-width="0.027cm"/>
    </style:style>
    <style:style style:name="gr60" style:family="graphic" style:parent-style-name="standard">
      <style:graphic-properties draw:fill-color="#333300" draw:textarea-horizontal-align="justify" draw:textarea-vertical-align="middle" draw:auto-grow-height="false" fo:min-height="0cm" fo:min-width="0cm"/>
    </style:style>
    <style:style style:name="gr61" style:family="graphic" style:parent-style-name="standard">
      <style:graphic-properties draw:fill-color="#cc0000" draw:textarea-vertical-align="middle" draw:auto-grow-height="false" fo:min-height="0.081cm" fo:min-width="0cm"/>
    </style:style>
    <style:style style:name="gr62" style:family="graphic" style:parent-style-name="standard">
      <style:graphic-properties draw:auto-grow-height="false" fo:min-height="0cm" fo:min-width="0cm" fo:wrap-option="wrap"/>
    </style:style>
    <style:style style:name="gr63" style:family="graphic" style:parent-style-name="standard">
      <style:graphic-properties draw:auto-grow-height="false" fo:min-height="0cm" fo:min-width="0cm" fo:wrap-option="wrap"/>
    </style:style>
    <style:style style:name="gr64" style:family="graphic" style:parent-style-name="standard">
      <style:graphic-properties draw:auto-grow-height="false" fo:min-height="0.079cm" fo:min-width="0cm" fo:wrap-option="wrap"/>
    </style:style>
    <style:style style:name="gr65" style:family="graphic" style:parent-style-name="standard">
      <style:graphic-properties draw:textarea-horizontal-align="justify" draw:textarea-vertical-align="middle" draw:auto-grow-height="false" fo:min-height="1.65cm" fo:min-width="18.5cm"/>
    </style:style>
    <style:style style:name="gr66" style:family="graphic" style:parent-style-name="standard">
      <style:graphic-properties draw:fill-color="#cc0000" draw:textarea-vertical-align="middle" draw:auto-grow-height="false" fo:min-height="0.081cm" fo:min-width="0cm"/>
    </style:style>
    <style:style style:name="gr67" style:family="graphic" style:parent-style-name="standard">
      <style:graphic-properties draw:textarea-horizontal-align="justify" draw:textarea-vertical-align="middle" draw:auto-grow-height="false" fo:min-height="0.493cm" fo:min-width="0.24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loext:graphic-properties draw:fill-color="#333300"/>
      <style:paragraph-properties fo:text-align="center"/>
    </style:style>
    <style:style style:name="P9" style:family="paragraph">
      <loext:graphic-properties draw:fill-color="#cc0000"/>
      <style:paragraph-properties fo:text-align="center"/>
    </style:style>
    <style:style style:name="P10" style:family="paragraph">
      <style:paragraph-properties fo:text-align="center"/>
    </style:style>
    <style:style style:name="P11" style:family="paragraph">
      <loext:graphic-properties draw:fill-color="#009900"/>
      <style:paragraph-properties fo:text-align="center"/>
    </style:style>
    <style:style style:name="P12" style:family="paragraph">
      <loext:graphic-properties draw:fill-color="#6600ff"/>
      <style:paragraph-properties fo:text-align="center"/>
      <style:text-properties fo:color="#000000"/>
    </style:style>
    <style:style style:name="P13" style:family="paragraph">
      <loext:graphic-properties draw:fill-color="#ffcc00"/>
      <style:paragraph-properties fo:text-align="center"/>
      <style:text-properties fo:font-size="14pt" style:font-size-asian="14pt" style:font-size-complex="14pt"/>
    </style:style>
    <style:style style:name="P14" style:family="paragraph">
      <loext:graphic-properties draw:fill-color="#0066cc"/>
      <style:paragraph-properties fo:text-align="center"/>
    </style:style>
    <style:style style:name="P15" style:family="paragraph">
      <loext:graphic-properties draw:fill-color="#996600"/>
      <style:paragraph-properties fo:text-align="center"/>
    </style:style>
    <style:style style:name="P16" style:family="paragraph">
      <loext:graphic-properties draw:fill-color="#b2b2b2"/>
      <style:paragraph-properties fo:text-align="center"/>
    </style:style>
    <style:style style:name="P17" style:family="paragraph">
      <loext:graphic-properties draw:fill="none"/>
      <style:paragraph-properties fo:text-align="center"/>
    </style:style>
    <style:style style:name="P18" style:family="paragraph">
      <loext:graphic-properties draw:fill-color="#009900"/>
      <style:paragraph-properties fo:text-align="center"/>
      <style:text-properties fo:font-size="14pt" style:font-size-asian="14pt" style:font-size-complex="14pt"/>
    </style:style>
    <style:style style:name="P19" style:family="paragraph">
      <loext:graphic-properties draw:fill-color="#6600ff"/>
      <style:paragraph-properties fo:text-align="center"/>
      <style:text-properties fo:font-size="14pt" style:font-size-asian="14pt" style:font-size-complex="14pt"/>
    </style:style>
    <style:style style:name="P20" style:family="paragraph">
      <loext:graphic-properties draw:fill-color="#663300"/>
      <style:paragraph-properties fo:text-align="center"/>
      <style:text-properties fo:font-size="14pt" style:font-size-asian="14pt" style:font-size-complex="14pt"/>
    </style:style>
    <style:style style:name="P21" style:family="paragraph">
      <loext:graphic-properties draw:fill-color="#cc0000"/>
      <style:paragraph-properties fo:text-align="center"/>
      <style:text-properties fo:font-size="14pt" style:font-size-asian="14pt" style:font-size-complex="14pt"/>
    </style:style>
    <style:style style:name="P22" style:family="paragraph">
      <loext:graphic-properties draw:fill-color="#b2b2b2"/>
      <style:paragraph-properties fo:text-align="center"/>
      <style:text-properties fo:font-size="14pt" style:font-size-asian="14pt" style:font-size-complex="14pt"/>
    </style:style>
    <style:style style:name="P23" style:family="paragraph">
      <loext:graphic-properties draw:fill-color="#0066cc"/>
      <style:paragraph-properties fo:text-align="center"/>
      <style:text-properties fo:font-size="14pt" style:font-size-asian="14pt" style:font-size-complex="14pt"/>
    </style:style>
    <style:style style:name="P24" style:family="paragraph">
      <loext:graphic-properties draw:fill-color="#ffcc00"/>
      <style:paragraph-properties fo:text-align="center"/>
    </style:style>
    <style:style style:name="P25" style:family="paragraph">
      <loext:graphic-properties draw:fill-color="#6600ff"/>
      <style:paragraph-properties fo:text-align="center"/>
    </style:style>
    <style:style style:name="P26" style:family="paragraph">
      <loext:graphic-properties draw:fill="none" draw:fill-color="#ffffff"/>
      <style:text-properties fo:font-size="18pt"/>
    </style:style>
    <style:style style:name="P27" style:family="paragraph">
      <loext:graphic-properties draw:fill-color="#cc0000"/>
      <style:paragraph-properties fo:text-align="center"/>
      <style:text-properties fo:font-size="18pt"/>
    </style:style>
    <style:style style:name="P28" style:family="paragraph">
      <loext:graphic-properties draw:fill-color="#0066cc"/>
      <style:paragraph-properties fo:text-align="center"/>
      <style:text-properties fo:font-size="18pt"/>
    </style:style>
    <style:style style:name="P29" style:family="paragraph">
      <loext:graphic-properties draw:fill-color="#996600"/>
      <style:paragraph-properties fo:text-align="center"/>
      <style:text-properties fo:font-size="18pt"/>
    </style:style>
    <style:style style:name="P30" style:family="paragraph">
      <loext:graphic-properties draw:fill-color="#b2b2b2"/>
      <style:paragraph-properties fo:text-align="center"/>
      <style:text-properties fo:font-size="18pt"/>
    </style:style>
    <style:style style:name="P31" style:family="paragraph">
      <loext:graphic-properties draw:fill-color="#6600ff"/>
      <style:paragraph-properties fo:text-align="center"/>
      <style:text-properties fo:color="#000000" fo:font-size="18pt"/>
    </style:style>
    <style:style style:name="P32" style:family="paragraph">
      <loext:graphic-properties draw:fill-color="#9900ff"/>
      <style:paragraph-properties fo:text-align="center"/>
      <style:text-properties fo:font-size="18pt"/>
    </style:style>
    <style:style style:name="P33" style:family="paragraph">
      <loext:graphic-properties draw:fill-color="#009900"/>
      <style:paragraph-properties fo:text-align="center"/>
      <style:text-properties fo:font-size="18pt"/>
    </style:style>
    <style:style style:name="P34" style:family="paragraph">
      <loext:graphic-properties draw:fill-color="#ffcc00"/>
      <style:paragraph-properties fo:text-align="center"/>
      <style:text-properties fo:font-size="18pt"/>
    </style:style>
    <style:style style:name="P35" style:family="paragraph">
      <loext:graphic-properties draw:fill-color="#6600ff"/>
      <style:paragraph-properties fo:text-align="center"/>
      <style:text-properties fo:font-size="18pt"/>
    </style:style>
    <style:style style:name="P36" style:family="paragraph">
      <style:paragraph-properties fo:text-align="center"/>
      <style:text-properties fo:font-size="18pt"/>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0000"/>
    </style:style>
    <style:style style:name="T3" style:family="text">
      <style:text-properties fo:font-size="14pt" style:font-size-asian="14pt" style:font-size-complex="14pt"/>
    </style:style>
    <style:style style:name="T4" style:family="text">
      <style:text-properties fo:font-size="18pt"/>
    </style:style>
    <style:style style:name="T5" style:family="text">
      <style:text-properties fo:color="#000000"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7.268cm" svg:height="1.147cm" svg:x="3.413cm" svg:y="3.148cm">
          <draw:text-box>
            <text:p>: Personnage Baptiste</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Personnage Sofia</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5.355cm" svg:height="1.912cm" svg:x="3.413cm" svg:y="6.591cm">
          <draw:text-box>
            <text:p>: Personnage Maureen</text:p>
          </draw:text-box>
        </draw:frame>
        <draw:custom-shape draw:style-name="gr8" draw:text-style-name="P6" draw:layer="layout" svg:width="1.147cm" svg:height="1.147cm" svg:x="1.88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5.738cm" svg:height="1.675cm" svg:x="3.413cm" svg:y="8.503cm">
          <draw:text-box>
            <text:p>: Personnage Maléna</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10.034cm">
          <draw:text-box>
            <text:p>: Personnage Rémy</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8" draw:layer="layout" svg:width="1.147cm" svg:height="1.148cm" svg:x="1.883cm" svg:y="13.094cm">
          <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9" draw:layer="layout" svg:width="1.53cm" svg:height="1.53cm" svg:x="1.883cm" svg:y="15.00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layer="layout" svg:width="1.6cm" svg:height="1.2cm" svg:x="1.5cm" svg:y="17.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10" draw:layer="layout" svg:width="0.743cm" svg:height="0.743cm" svg:x="8.14cm" svg:y="13.3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8.13cm" svg:y="14.4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14.63cm" svg:y="14.557cm">
          <text:p text:style-name="P10"/>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14.587cm" svg:y="13.1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1" draw:layer="layout" svg:width="5.2cm" svg:height="1.8cm" svg:x="8.83cm" svg:y="13cm">
          <draw:text-box>
            <text:p>: Incap. <text:s/>1 tour</text:p>
          </draw:text-box>
        </draw:frame>
        <draw:frame draw:style-name="gr21" draw:text-style-name="P1" draw:layer="layout" svg:width="4.7cm" svg:height="1.4cm" svg:x="9.03cm" svg:y="14.4cm">
          <draw:text-box>
            <text:p>: Incap 2 tours</text:p>
          </draw:text-box>
        </draw:frame>
        <draw:frame draw:style-name="gr22" draw:text-style-name="P1" draw:layer="layout" svg:width="8.3cm" svg:height="1.5cm" svg:x="15.5cm" svg:y="13.129cm">
          <draw:text-box>
            <text:p>: Inconscient</text:p>
          </draw:text-box>
        </draw:frame>
        <draw:frame draw:style-name="gr22" draw:text-style-name="P1" draw:layer="layout" svg:width="6cm" svg:height="1.5cm" svg:x="15.53cm" svg:y="14.4cm">
          <draw:text-box>
            <text:p>: Mort</text:p>
          </draw:text-box>
        </draw:frame>
        <draw:frame draw:style-name="gr23" draw:text-style-name="P1" draw:layer="layout" svg:width="18.3cm" svg:height="4.1cm" svg:x="1cm" svg:y="19.9cm">
          <draw:text-box>
            <text:p>Dessins :</text:p>
          </draw:text-box>
        </draw:frame>
        <draw:frame draw:style-name="gr24" draw:text-style-name="P1" draw:layer="layout" svg:width="4.6cm" svg:height="4.6cm" svg:x="4.4cm" svg:y="21cm">
          <draw:text-box>
            <text:p>: Dessin Amp. 3; Feu; 2 tours restants</text:p>
          </draw:text-box>
        </draw:frame>
        <draw:custom-shape draw:style-name="gr25" draw:text-style-name="P9" draw:layer="layout" svg:width="3cm" svg:height="3.2cm" svg:x="1.2cm" svg:y="20.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13.2cm" svg:y="24.4cm">
          <text:p text:style-name="P10">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 draw:layer="layout" svg:width="5.3cm" svg:height="2.387cm" svg:x="15cm" svg:y="24.5cm">
          <draw:text-box>
            <text:p>: Dessin Amp.2; Végétofongique, 1 tour restant</text:p>
          </draw:text-box>
        </draw:frame>
        <draw:custom-shape draw:style-name="gr28" draw:text-style-name="P12" draw:layer="layout" svg:width="1.815cm" svg:height="2.3cm" svg:x="12.2cm" svg:y="20.5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9" draw:text-style-name="P1" draw:layer="layout" svg:width="5.7cm" svg:height="2.4cm" svg:x="14.4cm" svg:y="20.9cm">
          <draw:text-box>
            <text:p>: Animal Amp. 2; 2 tours</text:p>
          </draw:text-box>
        </draw:frame>
        <draw:custom-shape draw:style-name="gr30" draw:text-style-name="P13" draw:layer="layout" svg:width="0.7cm" svg:height="0.746cm" svg:x="13.4cm" svg:y="27.3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1" draw:text-style-name="P1" draw:layer="layout" svg:width="5.5cm" svg:height="2cm" svg:x="14.4cm" svg:y="27.1cm">
          <draw:text-box>
            <text:p>: Dessin Amp. 1, Lumière, 2 tours </text:p>
          </draw:text-box>
        </draw:frame>
        <draw:custom-shape draw:style-name="gr32" draw:text-style-name="P14" draw:layer="layout" svg:width="1.4cm" svg:height="1.493cm" svg:x="1.2cm" svg:y="2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3" draw:text-style-name="P1" draw:layer="layout" svg:width="8.7cm" svg:height="1.107cm" svg:x="2.7cm" svg:y="23.993cm">
          <draw:text-box>
            <text:p>: Dessin Amp.2; Eau; 2 tours</text:p>
          </draw:text-box>
        </draw:frame>
        <draw:custom-shape draw:style-name="gr34" draw:text-style-name="P15" draw:layer="layout" svg:width="1.4cm" svg:height="1.493cm" svg:x="1cm" svg:y="25.6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1.1cm" svg:y="27.3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 draw:layer="layout" svg:width="9.3cm" svg:height="1.094cm" svg:x="2.5cm" svg:y="25.806cm">
          <draw:text-box>
            <text:p>: Dessin Amp.2; Terre; 2 tours</text:p>
          </draw:text-box>
        </draw:frame>
        <draw:frame draw:style-name="gr37" draw:text-style-name="P1" draw:layer="layout" svg:width="8.2cm" svg:height="1.3cm" svg:x="2.7cm" svg:y="27.7cm">
          <draw:text-box>
            <text:p>: Dessin Amp.2; Air; 2 tours </text:p>
          </draw:text-box>
        </draw:frame>
        <draw:custom-shape draw:style-name="gr38" draw:text-style-name="P7" draw:layer="layout" svg:width="1.4cm" svg:height="1.493cm" svg:x="13cm" svg:y="22.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page>
      <draw:page draw:name="page2" draw:style-name="dp1" draw:master-page-name="Default">
        <draw:frame draw:style-name="gr39" draw:text-style-name="P1" draw:layer="layout" svg:width="16cm" svg:height="5.5cm" svg:x="0cm" svg:y="-1cm">
          <draw:text-box>
            <text:p>Quadrillage environ 30x20 et tokens de sorts</text:p>
          </draw:text-box>
        </draw:frame>
        <draw:frame draw:style-name="gr40" draw:text-style-name="P17" draw:layer="layout" svg:width="19.202cm" svg:height="27.702cm" svg:x="0.799cm" svg:y="0.999cm">
          <draw:image xlink:href="Pictures/2000012D00004B0300006C376CE0EA6C827FED2A.svm" xlink:type="simple" xlink:show="embed" xlink:actuate="onLoad">
            <text:p/>
          </draw:image>
        </draw:frame>
        <draw:custom-shape draw:style-name="gr25" draw:text-style-name="P9" draw:layer="layout" svg:width="3cm" svg:height="3.2cm" svg:x="-5.7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2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2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2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5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1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1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6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1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9cm" svg:y="10.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5.7cm" svg:y="4.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6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5.3cm" svg:y="15.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frame draw:style-name="gr55" draw:text-style-name="P26" draw:layer="layout" svg:width="20cm" svg:height="2.9cm" svg:x="0cm" svg:y="-1.1cm">
          <draw:text-box>
            <text:p><text:span text:style-name="T4">C'est la guerre !</text:span></text:p>
          </draw:text-box>
        </draw:frame>
        <draw:frame draw:style-name="gr40" draw:text-style-name="P17" draw:layer="layout" svg:width="19.202cm" svg:height="27.702cm" svg:x="0.799cm" svg:y="0.999cm">
          <draw:image xlink:href="Pictures/2000012D00004B0300006C376CE0EA6C827FED2A.svm" xlink:type="simple" xlink:show="embed" xlink:actuate="onLoad">
            <text:p/>
          </draw:image>
        </draw:frame>
        <draw:custom-shape draw:style-name="gr25" draw:text-style-name="P27" draw:layer="layout" svg:width="3cm" svg:height="3.2cm" svg:x="-5.799cm" svg:y="7.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8" draw:layer="layout" svg:width="1.4cm" svg:height="1.493cm" svg:x="-8.299cm" svg:y="11.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9" draw:layer="layout" svg:width="1.4cm" svg:height="1.493cm" svg:x="-8.099cm" svg:y="6.1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0" draw:layer="layout" svg:width="1.4cm" svg:height="1.493cm" svg:x="-8.299cm" svg:y="9.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7" draw:layer="layout" svg:width="1.4cm" svg:height="1.493cm" svg:x="-8.299cm" svg:y="8.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1.815cm" svg:height="2.3cm" svg:x="-8.599cm" svg:y="13.4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099cm" svg:y="1.8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2" draw:layer="layout" svg:width="1.4cm" svg:height="1.493cm" svg:x="-8.199cm" svg:y="4.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099cm" svg:y="3.3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99cm" svg:y="4.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99cm" svg:y="6.4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99cm" svg:y="8.1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99cm" svg:y="9.6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99cm" svg:y="11.5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3" draw:layer="layout" svg:width="1.4cm" svg:height="1.493cm" svg:x="-8.199cm" svg:y="2.9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1.4cm" svg:height="1.493cm" svg:x="-8.199cm" svg:y="1.4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3.4cm" svg:y="-1.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9" draw:layer="layout" svg:width="3cm" svg:height="3.2cm" svg:x="-3.199cm" svg:y="5.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5" draw:layer="layout" svg:width="3cm" svg:height="3.2cm" svg:x="-5.699cm" svg:y="3.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3cm" svg:height="3.2cm" svg:x="-3.099cm" svg:y="2.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4" draw:layer="layout" svg:width="3cm" svg:height="3.2cm" svg:x="-5.999cm" svg:y="0.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3.699cm" svg:y="9.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28" draw:layer="layout" svg:width="3cm" svg:height="3.2cm" svg:x="-6.299cm" svg:y="10.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5.899cm" svg:y="21.9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8" draw:layer="layout" svg:width="1.4cm" svg:height="1.493cm" svg:x="-8.399cm" svg:y="25.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9" draw:layer="layout" svg:width="1.4cm" svg:height="1.493cm" svg:x="-8.199cm" svg:y="20.7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0" draw:layer="layout" svg:width="1.4cm" svg:height="1.493cm" svg:x="-8.399cm" svg:y="24.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7" draw:layer="layout" svg:width="1.4cm" svg:height="1.493cm" svg:x="-8.399cm" svg:y="22.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1" draw:layer="layout" svg:width="1.815cm" svg:height="2.3cm" svg:x="-8.699cm" svg:y="28.0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99cm" svg:y="16.4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2" draw:layer="layout" svg:width="1.4cm" svg:height="1.493cm" svg:x="-8.299cm" svg:y="19.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99cm" svg:y="17.9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99cm" svg:y="19.3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99cm" svg:y="21.0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99cm" svg:y="22.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99cm" svg:y="24.2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99cm" svg:y="26.1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3" draw:layer="layout" svg:width="1.4cm" svg:height="1.493cm" svg:x="-8.299cm" svg:y="17.5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4" draw:layer="layout" svg:width="1.4cm" svg:height="1.493cm" svg:x="-8.299cm" svg:y="16.0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7" draw:layer="layout" svg:width="3cm" svg:height="3.2cm" svg:x="-5.898cm" svg:y="21.90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9" draw:layer="layout" svg:width="3cm" svg:height="3.2cm" svg:x="-3.299cm" svg:y="20.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5" draw:layer="layout" svg:width="3cm" svg:height="3.2cm" svg:x="-5.799cm" svg:y="18.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3cm" svg:height="3.2cm" svg:x="-3.199cm" svg:y="16.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4" draw:layer="layout" svg:width="3cm" svg:height="3.2cm" svg:x="-6.099cm" svg:y="15.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3.799cm" svg:y="23.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28" draw:layer="layout" svg:width="3cm" svg:height="3.2cm" svg:x="-6.399cm" svg:y="25.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0.743cm" svg:height="0.742cm" svg:x="9.1cm" svg:y="14.05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6" draw:text-style-name="P4" draw:layer="layout" svg:width="0.743cm" svg:height="0.742cm" svg:x="8.057cm" svg:y="13.1cm">
          <text:p/>
          <draw:enhanced-geometry svg:viewBox="0 0 21600 21600" draw:glue-points="10800 0 0 10800 10800 21600 21600 10800" draw:text-areas="?f52 ?f52 ?f53 ?f53" draw:type="sun" draw:modifiers="27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7" draw:text-style-name="P5" draw:layer="layout" svg:width="0.743cm" svg:height="0.742cm" svg:x="8.1cm" svg:y="15.15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8" draw:text-style-name="P6" draw:layer="layout" svg:width="0.743cm" svg:height="0.743cm" svg:x="8.099cm" svg:y="16.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7" draw:layer="layout" svg:width="0.743cm" svg:height="0.742cm" svg:x="3.057cm" svg:y="14.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8" draw:layer="layout" svg:width="0.743cm" svg:height="0.742cm" svg:x="22.31cm" svg:y="9.9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1" draw:text-style-name="P9" draw:layer="layout" svg:width="0.99cm" svg:height="0.99cm" svg:x="27.9cm" svg:y="14.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2" draw:layer="layout" svg:width="0.933cm" svg:height="0.7cm" svg:x="27.9cm" svg:y="1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3" draw:layer="layout" svg:width="0.933cm" svg:height="0.7cm" svg:x="8.967cm" svg:y="15.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4" draw:layer="layout" svg:width="0.933cm" svg:height="1.017cm" svg:x="13.867cm" svg:y="20cm">
          <text:p/>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36" draw:layer="layout" svg:width="0.743cm" svg:height="0.743cm" svg:x="22.11cm" svg:y="16.657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2.1cm" svg:y="17.75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9.057cm" svg:y="15.1cm">
          <text:p text:style-name="P10"><text:span text:style-name="T4">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3.21cm" svg:y="16.6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3.2cm" svg:y="17.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6" draw:layer="layout" svg:width="0.743cm" svg:height="0.743cm" svg:x="23.257cm" svg:y="18.9cm">
          <text:p text:style-name="P10"><text:span text:style-name="T4">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5" draw:text-style-name="P10" draw:layer="layout" svg:width="19cm" svg:height="1.9cm" svg:x="1cm" svg:y="4.2cm">
          <text:p/>
          <draw:enhanced-geometry svg:viewBox="0 0 21600 21600" draw:type="rectangle" draw:enhanced-path="M 0 0 L 21600 0 21600 21600 0 21600 0 0 Z N"/>
        </draw:custom-shape>
      </draw:page>
      <draw:page draw:name="page4" draw:style-name="dp1" draw:master-page-name="Default">
        <draw:frame draw:style-name="gr16" draw:text-style-name="P1" draw:layer="layout" svg:width="16cm" svg:height="0.963cm" svg:x="0cm" svg:y="-1cm">
          <draw:text-box>
            <text:p>Confrontation au sommet</text:p>
          </draw:text-box>
        </draw:frame>
        <draw:frame draw:style-name="gr40" draw:text-style-name="P17" draw:layer="layout" svg:width="16.51cm" svg:height="21cm" svg:x="1.09cm" svg:y="1cm">
          <draw:image xlink:href="Pictures/10000000000000600000007AF7D158EF19199BB6.png" xlink:type="simple" xlink:show="embed" xlink:actuate="onLoad">
            <text:p/>
          </draw:image>
        </draw:frame>
        <draw:frame draw:style-name="gr40" draw:text-style-name="P17" draw:layer="layout" svg:width="19.183cm" svg:height="24.4cm" svg:x="1.09cm" svg:y="1cm">
          <draw:image xlink:href="Pictures/10000000000000600000007AF7D158EF19199BB6.png" xlink:type="simple" xlink:show="embed" xlink:actuate="onLoad">
            <text:p/>
          </draw:image>
        </draw:frame>
        <draw:frame draw:style-name="gr40" draw:text-style-name="P17" draw:layer="layout" svg:width="19.202cm" svg:height="27.702cm" svg:x="0.998cm" svg:y="1cm">
          <draw:image xlink:href="Pictures/2000012D00004B0300006C376CE0EA6C827FED2A.svm" xlink:type="simple" xlink:show="embed" xlink:actuate="onLoad">
            <text:p/>
          </draw:image>
        </draw:frame>
        <draw:custom-shape draw:style-name="gr2" draw:text-style-name="P2" draw:layer="layout" svg:width="0.743cm" svg:height="0.742cm" svg:x="7.4cm" svg:y="19.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6" draw:text-style-name="P4" draw:layer="layout" svg:width="0.743cm" svg:height="0.742cm" svg:x="8.157cm" svg:y="18.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7" draw:text-style-name="P5" draw:layer="layout" svg:width="0.743cm" svg:height="0.742cm" svg:x="9.257cm" svg:y="20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8" draw:text-style-name="P6" draw:layer="layout" svg:width="0.743cm" svg:height="0.743cm" svg:x="9.254cm" svg:y="21.0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9" draw:text-style-name="P7" draw:layer="layout" svg:width="0.743cm" svg:height="0.742cm" svg:x="6.257cm" svg:y="18.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8" draw:layer="layout" svg:width="0.743cm" svg:height="0.742cm" svg:x="15.3cm" svg:y="18.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6" draw:text-style-name="P9" draw:layer="layout" svg:width="0.99cm" svg:height="0.99cm" svg:x="15.2cm" svg:y="13cm">
          <text:p text:style-name="P10"/>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3" draw:layer="layout" svg:width="0.933cm" svg:height="0.7cm" svg:x="10.3cm" svg:y="12.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3" draw:layer="layout" svg:width="0.933cm" svg:height="0.7cm" svg:x="11.167cm" svg:y="1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3" draw:layer="layout" svg:width="0.933cm" svg:height="0.7cm" svg:x="12.167cm" svg:y="1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7" draw:text-style-name="P10" draw:layer="layout" svg:width="0.743cm" svg:height="0.743cm" svg:x="22.11cm" svg:y="16.657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2.1cm" svg:y="17.75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2.157cm" svg:y="18.9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1cm" svg:y="16.6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cm" svg:y="17.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57cm" svg:y="18.9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9" draw:layer="layout" svg:width="3cm" svg:height="3.2cm" svg:x="-5.8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3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1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3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3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6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2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2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2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7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2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7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1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7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3cm" svg:y="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9cm" svg:y="21.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4cm" svg:y="25.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2cm" svg:y="20.7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4cm" svg:y="24.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4cm" svg:y="22.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7cm" svg:y="28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2cm" svg:y="16.4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3cm" svg:y="19.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2cm" svg:y="17.9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3cm" svg:y="19.3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3cm" svg:y="2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3cm" svg:y="22.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3cm" svg:y="24.2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3cm" svg:y="26.1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3cm" svg:y="17.5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3cm" svg:y="16.0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899cm" svg:y="21.9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3cm" svg:y="20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8cm" svg:y="18.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2cm" svg:y="16.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1cm" svg:y="1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8cm" svg:y="23.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4cm" svg:y="25.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3" draw:layer="layout" svg:width="0.933cm" svg:height="0.7cm" svg:x="7.167cm" svg:y="12.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3" draw:layer="layout" svg:width="0.933cm" svg:height="0.7cm" svg:x="9.167cm" svg:y="12.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3" draw:layer="layout" svg:width="0.933cm" svg:height="0.7cm" svg:x="10.067cm" svg:y="19.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H42M38S</meta:editing-duration>
    <meta:editing-cycles>12</meta:editing-cycles>
    <meta:generator>LibreOffice/5.0.6.3$Windows_x86 LibreOffice_project/490fc03b25318460cfc54456516ea2519c11d1aa</meta:generator>
    <dc:date>2019-01-01T23:39:26.908000000</dc:date>
    <meta:document-statistic meta:object-count="204"/>
  </office:meta>
</office:document-meta>
</file>